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9cd" officeooo:paragraph-rsid="000689cd"/>
    </style:style>
    <style:style style:name="P2" style:family="paragraph" style:parent-style-name="Standard">
      <style:text-properties style:font-name="Linux Biolinum G" officeooo:rsid="000689cd" officeooo:paragraph-rsid="000689cd"/>
    </style:style>
    <style:style style:name="P3" style:family="paragraph" style:parent-style-name="Standard">
      <style:text-properties style:font-name="Linux Biolinum G" fo:font-weight="bold" officeooo:rsid="000689cd" officeooo:paragraph-rsid="000689cd" style:font-weight-asian="bold" style:font-weight-complex="bold"/>
    </style:style>
    <style:style style:name="P4" style:family="paragraph" style:parent-style-name="Standard">
      <style:text-properties style:font-name="Linux Biolinum G" fo:font-weight="normal" officeooo:rsid="000689cd" officeooo:paragraph-rsid="000689cd" style:font-weight-asian="normal" style:font-weight-complex="normal"/>
    </style:style>
    <style:style style:name="P5" style:family="paragraph" style:parent-style-name="Standard" style:list-style-name="L2">
      <style:text-properties style:font-name="Linux Biolinum G" fo:font-weight="normal" officeooo:rsid="000689cd" officeooo:paragraph-rsid="000689cd" style:font-weight-asian="normal" style:font-weight-complex="normal"/>
    </style:style>
    <style:style style:name="P6" style:family="paragraph" style:parent-style-name="Standard" style:list-style-name="L6">
      <style:text-properties style:font-name="Linux Biolinum G" fo:font-weight="normal" officeooo:rsid="000689cd" officeooo:paragraph-rsid="000689c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de to deploy django application in Pythonanywhere.</text:p>
      <text:p text:style-name="P3"/>
      <text:list xml:id="list352778392" text:style-name="L2">
        <text:list-item>
          <text:p text:style-name="P5">Sign in into pythonanywhere.</text:p>
        </text:list-item>
        <text:list-item>
          <text:p text:style-name="P5">Open terminal (Bash) Check pwd.</text:p>
        </text:list-item>
        <text:list-item>
          <text:p text:style-name="P5">Git clone your_project.</text:p>
        </text:list-item>
        <text:list-item>
          <text:p text:style-name="P5">Make a virtualenv. <text:span text:style-name="T1">mkvirtualenv -- python=/usr/bin/python3.9 venv</text:span></text:p>
        </text:list-item>
        <text:list-item>
          <text:p text:style-name="P5">On Web App Select python verison. Choose manual configuration. </text:p>
        </text:list-item>
        <text:list-item>
          <text:p text:style-name="P5">Open WSGI config file.</text:p>
        </text:list-item>
        <text:list-item>
          <text:p text:style-name="P5">Uncomment Django part, delete other things.</text:p>
        </text:list-item>
        <text:list-item>
          <text:p text:style-name="P5">Provide the path where manage.py resides.</text:p>
        </text:list-item>
        <text:list-item>
          <text:p text:style-name="P5">On settings give the directory name where settings resides.</text:p>
        </text:list-item>
        <text:list-item>
          <text:p text:style-name="P5">Open settings.py give allowed host the site url.</text:p>
        </text:list-item>
        <text:list-item>
          <text:p text:style-name="P5">Open Mysql db for setup.</text:p>
        </text:list-item>
        <text:list-item>
          <text:p text:style-name="P5">Username is your app username, give a password.</text:p>
        </text:list-item>
        <text:list-item>
          <text:p text:style-name="P5">Do not use .env as it has some issue.</text:p>
        </text:list-item>
        <text:list-item>
          <text:p text:style-name="P5">Put all db config (username, pwd, host,port) in settings.py</text:p>
        </text:list-item>
        <text:list-item>
          <text:p text:style-name="P5">on commend line navigate to the path where manage.py resides, run makemigrations and migrate command.</text:p>
        </text:list-item>
        <text:list-item>
          <text:p text:style-name="P5">On url, make a if condition on DEBUG, import it from settings module, in order to block admin on prod.</text:p>
        </text:list-item>
        <text:list-item>
          <text:p text:style-name="P5">Reload the application.</text:p>
        </text:list-item>
        <text:list-item>
          <text:p text:style-name="P5">BOOM: Your application is live.</text:p>
        </text:list-item>
        <text:list-item>
          <text:p text:style-name="P5">Check application logs, server logs if any issue is there.</text:p>
        </text:list-item>
      </text:list>
      <text:p text:style-name="P3"/>
      <text:p text:style-name="P3">Key findings:</text:p>
      <text:p text:style-name="P3"/>
      <text:list text:style-name="L6">
        <text:list-item>
          <text:p text:style-name="P6">Make sure to redirect url’s for unknown routes.</text:p>
        </text:list-item>
        <text:list-item>
          <text:p text:style-name="P6">Make sure to block admin in production.</text:p>
        </text:list-item>
      </text:list>
      <text:p text:style-name="P4"/>
      <text:p text:style-name="P3">Reference video:</text:p>
      <text:p text:style-name="P4">https://www.youtube.com/watch?v=xtnUwvjOThg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02:16:17.293000000</meta:creation-date>
    <dc:date>2024-11-06T02:39:52.117000000</dc:date>
    <meta:editing-duration>PT23M37S</meta:editing-duration>
    <meta:editing-cycles>1</meta:editing-cycles>
    <meta:document-statistic meta:table-count="0" meta:image-count="0" meta:object-count="0" meta:page-count="1" meta:paragraph-count="25" meta:word-count="193" meta:character-count="1168" meta:non-whitespace-character-count="1020"/>
    <meta:generator>LibreOffice/7.5.1.2$Windows_X86_64 LibreOffice_project/fcbaee479e84c6cd81291587d2ee68cba099e129</meta:generator>
  </office:meta>
</office:document-meta>
</file>